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-color="#99cc66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7.54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99cc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marker-end="Linienende_20_1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marker-end="Linienende_20_2" draw:marker-end-width="0.3cm" draw:fill="none" draw:textarea-horizontal-align="center" draw:textarea-vertical-align="middle"/>
    </style:style>
    <style:style style:name="gr9" style:family="graphic" style:parent-style-name="objectwithoutfill">
      <style:graphic-properties draw:marker-end="Linienende_20_3" draw:marker-end-width="0.3cm" draw:fill="none" draw:textarea-horizontal-align="center" draw:textarea-vertical-align="middle"/>
    </style:style>
    <style:style style:name="gr10" style:family="graphic" style:parent-style-name="objectwithoutfill">
      <style:graphic-properties draw:marker-end="Linienende_20_4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draw:marker-end="Linienende_20_5" draw:marker-end-width="0.3cm" draw:fill="none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marker-end="Linienende_20_6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marker-end="Linienende_20_7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marker-end="Linienende_20_8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end="Linienende_20_9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marker-end="Linienende_20_10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draw:marker-end="Linienende_20_11" draw:marker-end-width="0.3cm" draw:fill="none" draw:textarea-horizontal-align="center" draw:textarea-vertical-align="middle"/>
    </style:style>
    <style:style style:name="gr19" style:family="graphic" style:parent-style-name="objectwithoutfill">
      <style:graphic-properties draw:marker-end="Linienende_20_12" draw:marker-end-width="0.3cm" draw:fill="none" draw:textarea-horizontal-align="center" draw:textarea-vertical-align="middle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P3" style:family="paragraph">
      <style:paragraph-properties style:text-autospace="none"/>
      <style:text-properties fo:font-family="Consolas" style:font-family-generic="modern" style:font-pitch="fixed"/>
    </style:style>
    <style:style style:name="P4" style:family="paragraph">
      <style:paragraph-properties fo:text-align="center"/>
    </style:style>
    <style:style style:name="T1" style:family="text">
      <style:text-properties fo:color="#0000ff" fo:font-family="Consolas" style:font-family-generic="swiss" style:font-pitch="fixed" fo:font-size="9.5pt" style:font-family-asian="Consolas" style:font-family-generic-asian="swiss" style:font-pitch-asian="fixed" style:font-size-asian="9.5pt" style:font-family-complex="Consolas" style:font-family-generic-complex="swiss" style:font-pitch-complex="fixed" style:font-size-complex="5.40000009536743pt"/>
    </style:style>
    <style:style style:name="T2" style:family="text">
      <style:text-properties fo:color="#0000ff" fo:font-family="Consolas" style:font-family-generic="modern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3" style:family="text">
      <style:text-properties fo:font-family="Consolas" style:font-family-generic="modern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4" style:family="text">
      <style:text-properties fo:color="#008000" fo:font-family="Consolas" style:font-family-generic="modern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style:style style:name="T5" style:family="text">
      <style:text-properties fo:font-family="Consolas" style:font-family-generic="modern" style:font-pitch="fixed" fo:font-size="8pt" style:font-size-asian="8pt" style:font-size-complex="8pt"/>
    </style:style>
    <style:style style:name="T6" style:family="text">
      <style:text-properties fo:font-family="Consolas" style:font-family-generic="modern" style:font-pitch="fixed" fo:font-size="8pt" style:font-size-asian="8pt" style:font-size-complex="8pt"/>
    </style:style>
    <style:style style:name="T7" style:family="text">
      <style:text-properties fo:font-family="Consolas" style:font-family-generic="modern" style:font-pitch="fixed" fo:font-size="8pt" style:font-family-asian="Consolas" style:font-family-generic-asian="swiss" style:font-pitch-asian="fixed" style:font-size-asian="8pt" style:font-family-complex="Consolas" style:font-family-generic-complex="swiss" style:font-pitch-complex="fixed" style:font-size-complex="8pt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RAW-mittel">
        <draw:rect draw:style-name="gr1" draw:layer="layout" svg:width="17.455cm" svg:height="8.91cm" svg:x="0.363cm" svg:y="0.636cm">
          <text:p/>
        </draw:rect>
        <draw:rect draw:style-name="gr2" draw:layer="layout" svg:width="6.182cm" svg:height="1.819cm" svg:x="1.09cm" svg:y="4.09cm">
          <text:p/>
        </draw:rect>
        <draw:rect draw:style-name="gr3" draw:layer="layout" svg:width="6.091cm" svg:height="1.909cm" svg:x="1.09cm" svg:y="6.818cm">
          <text:p/>
        </draw:rect>
        <draw:frame draw:style-name="gr4" draw:text-style-name="P3" draw:layer="layout" svg:width="17.091cm" svg:height="8.745cm" svg:x="0.545cm" svg:y="0.727cm">
          <draw:text-box>
            <text:p text:style-name="P1"><text:span text:style-name="T1">f</text:span><text:span text:style-name="T2">unction</text:span><text:span text:style-name="T3"> NameLiteralsBlocks() {</text:span></text:p>
            <text:p text:style-name="P1"><text:span text:style-name="T3"><text:s text:c="4"/></text:span></text:p>
            <text:p text:style-name="P1"><text:span text:style-name="T3"><text:s text:c="4"/></text:span><text:span text:style-name="T4">// ANWEISUNGEN (Bsp: Leere Anweisung)</text:span></text:p>
            <text:p text:style-name="P1"><text:span text:style-name="T3"><text:s text:c="4"/></text:span><text:span text:style-name="T5">; <text:s text:c="3"/></text:span></text:p>
            <text:p text:style-name="P2"><text:span text:style-name="T5"/></text:p>
            <text:p text:style-name="P1"><text:span text:style-name="T3"><text:s text:c="4"/></text:span><text:span text:style-name="T4">// Deklarationsanweisung:</text:span><text:span text:style-name="T4"> Groß- Kleinschreibung ist</text:span></text:p>
            <text:p text:style-name="P1"><text:span text:style-name="T4"><text:s text:c="4"/></text:span><text:span text:style-name="T4">// in JavaScript von Bedeutung !</text:span></text:p>
            <text:p text:style-name="P1"><text:span text:style-name="T5"><text:s text:c="4"/></text:span><text:span text:style-name="T5">Name_der_1en_Variable = 0;</text:span></text:p>
            <text:p text:style-name="P1"><text:span text:style-name="T6"><text:s text:c="4"/></text:span><text:span text:style-name="T6">Name_der_2en_Variable = 0;</text:span><text:span text:style-name="T6"><text:tab/></text:span></text:p>
            <text:p text:style-name="P2"><text:span text:style-name="T5"><text:s text:c="4"/></text:span></text:p>
            <text:p text:style-name="P1"><text:span text:style-name="T3"><text:s text:c="4"/></text:span><text:span text:style-name="T4">// BLÖCKE</text:span></text:p>
            <text:p text:style-name="P1"><text:span text:style-name="T3"><text:s text:c="4"/></text:span><text:span text:style-name="T4">// --- NAMESPACES</text:span></text:p>
            <text:p text:style-name="P1"><text:span text:style-name="T5"><text:s text:c="4"/></text:span><text:span text:style-name="T5">MeinNamespace = {</text:span></text:p>
            <text:p text:style-name="P2"><text:span text:style-name="T5"><text:s text:c="8"/></text:span><text:span text:style-name="T5">Name_der_1en_Variable: 99, <text:s text:c="7"/></text:span></text:p>
            <text:p text:style-name="P2"><text:span text:style-name="T5"><text:s text:c="4"/></text:span><text:span text:style-name="T5">};</text:span></text:p>
            <text:p text:style-name="P2"><text:span text:style-name="T5"/></text:p>
            <text:p text:style-name="P2"><text:span text:style-name="T5"><text:s text:c="4"/></text:span><text:span text:style-name="T5">console.assert(Name_der_1en_Variable != MeinNamespace.Name_der_1en_Variable);</text:span></text:p>
            <text:p text:style-name="P1"><text:span text:style-name="T3"/></text:p>
            <text:p text:style-name="P1"><text:span text:style-name="T3"><text:s text:c="4"/></text:span><text:span text:style-name="T4">// --- FUNKTIONSBLÖCKE</text:span></text:p>
            <text:p text:style-name="P1"><text:span text:style-name="T3"><text:s text:c="4"/></text:span><text:span text:style-name="T2">function</text:span><text:span text:style-name="T3"> Mein_1es_Unterprogramm() {</text:span></text:p>
            <text:p text:style-name="P2"><text:span text:style-name="T5"><text:s text:c="8"/></text:span><text:span text:style-name="T6">Name_der_1en_Variable +=1;</text:span></text:p>
            <text:p text:style-name="P2"><text:span text:style-name="T7"><text:tab/></text:span><text:span text:style-name="T7">var Name_der_2en_Variable +=1;</text:span><text:span text:style-name="T3"> <text:s text:c="7"/></text:span></text:p>
            <text:p text:style-name="P2"><text:span text:style-name="T5"><text:s text:c="4"/></text:span><text:span text:style-name="T5">}</text:span></text:p>
            <text:p text:style-name="P2"><text:span text:style-name="T5"><text:s text:c="4"/></text:span></text:p>
            <text:p text:style-name="P2"><text:span text:style-name="T5"><text:s text:c="4"/></text:span></text:p>
            <text:p text:style-name="P2"><text:span text:style-name="T5">}</text:span></text:p>
          </draw:text-box>
        </draw:frame>
        <draw:g>
          <draw:ellipse draw:style-name="gr5" xml:id="id2" draw:id="id2" draw:layer="layout" svg:width="0.818cm" svg:height="0.727cm" svg:x="12cm" svg:y="1.546cm">
            <text:p>a..z</text:p>
          </draw:ellipse>
          <draw:ellipse draw:style-name="gr5" xml:id="id3" draw:id="id3" draw:layer="layout" svg:width="0.818cm" svg:height="0.727cm" svg:x="12cm" svg:y="2.364cm">
            <text:p>A..Z</text:p>
          </draw:ellipse>
          <draw:ellipse draw:style-name="gr5" xml:id="id4" draw:id="id4" draw:layer="layout" svg:width="0.818cm" svg:height="0.727cm" svg:x="12cm" svg:y="3.182cm">
            <text:p>0..9</text:p>
          </draw:ellipse>
          <draw:ellipse draw:style-name="gr5" xml:id="id5" draw:id="id5" draw:layer="layout" svg:width="0.818cm" svg:height="0.727cm" svg:x="12cm" svg:y="4cm">
            <text:p>_</text:p>
          </draw:ellipse>
          <draw:ellipse draw:style-name="gr5" xml:id="id6" draw:id="id6" draw:layer="layout" svg:width="0.818cm" svg:height="0.727cm" svg:x="12cm" svg:y="4.909cm">
            <text:p>$</text:p>
          </draw:ellipse>
          <draw:custom-shape draw:style-name="gr6" draw:text-style-name="P4" xml:id="id1" draw:id="id1" draw:layer="layout" svg:width="0.363cm" svg:height="0.363cm" svg:x="10cm" svg:y="3.365cm">
            <text:p text:style-name="P4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layer="layout" draw:type="curve" svg:x1="10.363cm" svg:y1="3.546cm" svg:x2="12cm" svg:y2="1.909cm" draw:start-shape="id1" draw:start-glue-point="10" draw:end-shape="id2" draw:end-glue-point="3" svg:d="M10363 3546c1227 0 409-1637 1637-1637">
            <text:p/>
          </draw:connector>
          <draw:connector draw:style-name="gr8" draw:layer="layout" draw:type="curve" svg:x1="10.363cm" svg:y1="3.546cm" svg:x2="12cm" svg:y2="2.727cm" draw:start-shape="id1" draw:start-glue-point="10" draw:end-shape="id3" draw:end-glue-point="3" svg:d="M10363 3546c1227 0 409-819 1637-819">
            <text:p/>
          </draw:connector>
          <draw:connector draw:style-name="gr9" draw:layer="layout" draw:type="curve" svg:x1="10.363cm" svg:y1="3.546cm" svg:x2="12cm" svg:y2="3.545cm" draw:start-shape="id1" draw:start-glue-point="10" draw:end-shape="id4" draw:end-glue-point="3" svg:d="M10363 3546c1227 0 409-1 1637-1">
            <text:p/>
          </draw:connector>
          <draw:connector draw:style-name="gr10" draw:layer="layout" draw:type="curve" svg:x1="10.363cm" svg:y1="3.546cm" svg:x2="12cm" svg:y2="4.363cm" draw:start-shape="id1" draw:start-glue-point="10" draw:end-shape="id5" draw:end-glue-point="3" svg:d="M10363 3546c1227 0 409 817 1637 817">
            <text:p/>
          </draw:connector>
          <draw:connector draw:style-name="gr11" draw:layer="layout" draw:type="curve" svg:x1="10.363cm" svg:y1="3.546cm" svg:x2="12cm" svg:y2="5.272cm" draw:start-shape="id1" draw:start-glue-point="10" draw:end-shape="id6" svg:d="M10363 3546c1227 0 409 1726 1637 1726">
            <text:p/>
          </draw:connector>
          <draw:custom-shape draw:style-name="gr12" draw:text-style-name="P4" xml:id="id7" draw:id="id7" draw:layer="layout" svg:width="0.363cm" svg:height="0.363cm" svg:x="14.728cm" svg:y="3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layer="layout" draw:type="curve" svg:x1="12.818cm" svg:y1="1.909cm" svg:x2="14.728cm" svg:y2="3.636cm" draw:start-shape="id2" draw:start-glue-point="1" draw:end-shape="id7" draw:end-glue-point="6" svg:d="M12818 1909c1432 0 478 1727 1910 1727">
            <text:p/>
          </draw:connector>
          <draw:connector draw:style-name="gr14" draw:layer="layout" draw:type="curve" svg:x1="12.818cm" svg:y1="2.727cm" svg:x2="14.728cm" svg:y2="3.636cm" draw:start-shape="id3" draw:start-glue-point="1" draw:end-shape="id7" draw:end-glue-point="6" svg:d="M12818 2727c1432 0 478 909 1910 909">
            <text:p/>
          </draw:connector>
          <draw:connector draw:style-name="gr15" draw:layer="layout" draw:type="curve" svg:x1="12.818cm" svg:y1="3.545cm" svg:x2="14.728cm" svg:y2="3.636cm" draw:start-shape="id4" draw:start-glue-point="1" draw:end-shape="id7" draw:end-glue-point="6" svg:d="M12818 3545c1432 0 478 91 1910 91">
            <text:p/>
          </draw:connector>
          <draw:connector draw:style-name="gr16" draw:layer="layout" draw:type="curve" svg:x1="12.818cm" svg:y1="4.363cm" svg:x2="14.728cm" svg:y2="3.636cm" draw:start-shape="id5" draw:start-glue-point="1" draw:end-shape="id7" draw:end-glue-point="6" svg:d="M12818 4363c1432 0 478-727 1910-727">
            <text:p/>
          </draw:connector>
          <draw:connector draw:style-name="gr17" draw:layer="layout" draw:type="curve" svg:x1="12.818cm" svg:y1="5.272cm" svg:x2="14.728cm" svg:y2="3.636cm" draw:start-shape="id6" draw:start-glue-point="1" draw:end-shape="id7" draw:end-glue-point="6" svg:d="M12818 5272c1432 0 478-1636 1910-1636">
            <text:p/>
          </draw:connector>
          <draw:connector draw:style-name="gr18" draw:layer="layout" draw:type="curve" draw:line-skew="-1.567cm" svg:x1="14.909cm" svg:y1="3.455cm" svg:x2="10.181cm" svg:y2="3.365cm" draw:start-shape="id7" draw:start-glue-point="4" draw:end-shape="id1" draw:end-glue-point="4" svg:d="M14909 3455c0-3238-4728-3193-4728-90">
            <text:p/>
          </draw:connector>
          <draw:rect draw:style-name="gr5" xml:id="id8" draw:id="id8" draw:layer="layout" svg:width="1.363cm" svg:height="0.545cm" svg:x="16cm" svg:y="3.364cm">
            <text:p>Name</text:p>
          </draw:rect>
          <draw:connector draw:style-name="gr19" draw:layer="layout" draw:type="curve" svg:x1="15.091cm" svg:y1="3.636cm" svg:x2="16cm" svg:y2="3.636cm" draw:start-shape="id7" draw:start-glue-point="10" draw:end-shape="id8" draw:end-glue-point="3" svg:d="M15091 3636h909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l-10 30h20"/>
    <draw:marker draw:name="Linienende_20_1" draw:display-name="Linienende 1" svg:viewBox="0 0 20 30" svg:d="M10 0l-10 30h20z"/>
    <draw:marker draw:name="Linienende_20_10" draw:display-name="Linienende 10" svg:viewBox="0 0 20 30" svg:d="M10 0l-10 30h20z"/>
    <draw:marker draw:name="Linienende_20_11" draw:display-name="Linienende 11" svg:viewBox="0 0 20 30" svg:d="M10 0l-10 30h20z"/>
    <draw:marker draw:name="Linienende_20_12" draw:display-name="Linienende 12" svg:viewBox="0 0 20 30" svg:d="M10 0l-10 30h20z"/>
    <draw:marker draw:name="Linienende_20_2" draw:display-name="Linienende 2" svg:viewBox="0 0 20 30" svg:d="M10 0l-10 30h20z"/>
    <draw:marker draw:name="Linienende_20_3" draw:display-name="Linienende 3" svg:viewBox="0 0 20 30" svg:d="M10 0l-10 30h20z"/>
    <draw:marker draw:name="Linienende_20_4" draw:display-name="Linienende 4" svg:viewBox="0 0 20 30" svg:d="M10 0l-10 30h20z"/>
    <draw:marker draw:name="Linienende_20_5" draw:display-name="Linienende 5" svg:viewBox="0 0 20 30" svg:d="M10 0l-10 30h20z"/>
    <draw:marker draw:name="Linienende_20_6" draw:display-name="Linienende 6" svg:viewBox="0 0 20 30" svg:d="M10 0l-10 30h20z"/>
    <draw:marker draw:name="Linienende_20_7" draw:display-name="Linienende 7" svg:viewBox="0 0 20 30" svg:d="M10 0l-10 30h20z"/>
    <draw:marker draw:name="Linienende_20_8" draw:display-name="Linienende 8" svg:viewBox="0 0 20 30" svg:d="M10 0l-10 30h20z"/>
    <draw:marker draw:name="Linienende_20_9" draw:display-name="Linienende 9" svg:viewBox="0 0 20 30" svg:d="M10 0l-10 30h20z"/>
    <draw:marker draw:name="Symmetric_20_Arrow" draw:display-name="Symmetric Arrow" svg:viewBox="0 0 1131 902" svg:d="M564 0l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RAW-mitte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0$Win32 OpenOffice.org_project/410m18$Build-9764</meta:generator>
    <meta:creation-date>2015-05-24T20:27:50.44</meta:creation-date>
    <dc:language>de-DE</dc:language>
    <meta:editing-cycles>7</meta:editing-cycles>
    <meta:editing-duration>PT34M28S</meta:editing-duration>
    <dc:title>DRAW-mittel</dc:title>
    <meta:initial-creator>Martin Korneffel</meta:initial-creator>
    <dc:date>2015-05-24T21:02:16.09</dc:date>
    <dc:creator>Martin Korneffel</dc:creator>
    <meta:document-statistic meta:object-count="25"/>
    <meta:user-defined meta:name="Info 1"/>
    <meta:user-defined meta:name="Info 2"/>
    <meta:user-defined meta:name="Info 3"/>
    <meta:user-defined meta:name="Info 4"/>
    <meta:template xlink:type="simple" xlink:actuate="onRequest" xlink:title="DRAW-mittel" xlink:href="file:///C:/Users/Martin/AppData/Roaming/OpenOffice/4/user/template/DRAW-mittel.otg" meta:date="2015-05-24T20:27:50.01"/>
  </office:meta>
</office:document-meta>
</file>